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xHttpExchange.getResponse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HttpExchange.onResponseStatus( Buffer version , int status , Buffer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HttpExchange.getResponse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HttpExchange.onResponseContent( Buffer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HttpExchange.SmxHttp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HttpExchange.getRespons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HttpExchange.getResponse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HttpExchange.getResponseFiel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HttpExchange.getRespons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HttpExchange.getResponse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HttpExchange.onResponseHeader( Buffer name , Buffer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